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9.525cm">
          <text:p/>
        </draw:line>
        <draw:frame draw:style-name="gr3" draw:text-style-name="P5" draw:layer="layout" svg:width="6.35cm" svg:height="3.175cm" svg:x="0.635cm" svg:y="4.98cm">
          <draw:text-box>
            <text:p text:style-name="P4"><text:span text:style-name="T2">call</text:span></text:p>
            <text:p text:style-name="P4"><text:span text:style-name="T2">callWith</text:span></text:p>
            <text:p text:style-name="P4"><text:span text:style-name="T2">loadExternalRoutine</text:span></text:p>
            <text:p text:style-name="P4"><text:span text:style-name="T2">package</text:span></text:p>
            <text:p text:style-name="P4"><text:span text:style-name="T2">setSecurityManager</text:span></text:p>
            <text:p text:style-name="P4"><text:span text:style-name="T2">source</text:span></text:p>
          </draw:text-box>
        </draw:frame>
        <draw:line draw:style-name="gr2" draw:text-style-name="P3" draw:layer="layout" svg:x1="6.985cm" svg:y1="9.525cm" svg:x2="0.635cm" svg:y2="9.525cm">
          <text:p/>
        </draw:line>
        <draw:custom-shape draw:style-name="gr1" draw:text-style-name="P2" draw:layer="layout" svg:width="6.35cm" svg:height="0.635cm" svg:x="0.635cm" svg:y="1.905cm">
          <text:p text:style-name="P1"><text:span text:style-name="T1">Rout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/>
        </draw:line>
        <draw:frame draw:style-name="gr4" draw:text-style-name="P5" draw:layer="layout" svg:width="6.35cm" svg:height="1.27cm" svg:x="0.635cm" svg:y="3.175cm">
          <draw:text-box>
            <text:p text:style-name="P4"><text:span text:style-name="T2">new</text:span></text:p>
            <text:p text:style-name="P4"><text:span text:style-name="T2">newFile</text:span></text:p>
          </draw:text-box>
        </draw:frame>
        <draw:line draw:style-name="gr2" draw:text-style-name="P3" draw:layer="layout" svg:x1="0.635cm" svg:y1="4.445cm" svg:x2="6.985cm" svg:y2="4.4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09-01-13T18:21:31.03</dc:date>
    <meta:editing-cycles>11</meta:editing-cycles>
    <meta:editing-duration>PT00H31M21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